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Arrow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Bar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o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ot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dot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Tilde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egralUnicode</text:p>
          </table:table-cell>
          <table:table-cell table:style-name="ce7" office:value-type="string" calcext:value-type="string">
            <text:p>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48:05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3T18:48:28.443000000</dc:date>
    <meta:editing-cycles>67</meta:editing-cycles>
    <meta:editing-duration>PT2H7M53S</meta:editing-duration>
    <meta:document-statistic meta:table-count="1" meta:cell-count="237" meta:object-count="0"/>
    <meta:user-defined meta:name="qrichtext">1</meta:user-defined>
  </office:meta>
</office:document-meta>
</file>